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style:font-name="Times New Roman" style:font-name-asian="Times New Roman1" style:font-name-complex="Times New Roman1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 fo:font-weight="normal" style:font-weight-asian="normal" style:font-weight-complex="normal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3cm" draw:z-index="0"><draw:image xlink:href="../../odt/images/02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теграл от табличной функци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3cm" draw:z-index="0"><draw:image xlink:href="../../odt/images/026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екторизован, реализует вычисление <text:span text:style-name="T14">интегралов </text:span>от таблично заданных функций методом трапеций:</text:p>
            <text:p text:style-name="P5"><draw:frame draw:style-name="fr3" draw:name="Объект1" text:anchor-type="as-char" svg:width="4.995cm" svg:height="2.127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где<draw:frame draw:style-name="fr3" draw:name="Object5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числовой вектор независимой переменной;<draw:frame draw:style-name="fr3" draw:name="Object6" text:anchor-type="as-char" svg:width="2.231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минимальное и максимальное значения независимой переменной, соответственно; <draw:frame draw:style-name="fr3" draw:name="Object7" text:anchor-type="as-char" svg:width="1.161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 числовой вектор значений функции.</text:p>
            <text:p text:style-name="P4"><text:span text:style-name="T2">Свойства</text:span>:</text:p>
            <text:list xml:id="list7233517143466434307" text:style-name="L1">
              <text:list-item>
                <text:p text:style-name="P11"><text:span text:style-name="T3">Число точек функции – </text:span><text:span text:style-name="T5">натуральное число</text:span><text:span text:style-name="T3"><draw:frame draw:style-name="fr3" draw:name="Object1" text:anchor-type="as-char" svg:width="1.82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, задает число точек в таблице по независимому аргументу и размерность первого входного сигнала.</text:span></text:p>
              </text:list-item>
              <text:list-item>
                <text:p text:style-name="P11"><text:span text:style-name="T3">Число функций – натуральное числ</text:span><text:span text:style-name="T7">о</text:span><text:span text:style-name="T7"><draw:frame draw:style-name="fr3" draw:name="Object2" text:anchor-type="as-char" svg:width="1.579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 </text:span><text:span text:style-name="T6">задает число функций и, совместно с числом точек, определяет размерность второго входного сигнала</text:span><text:span text:style-name="T7">. Размерность выходного сигнала равна</text:span><text:span text:style-name="T7"><draw:frame draw:style-name="fr3" draw:name="Объект2" text:anchor-type="as-char" svg:width="0.917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.</text:span></text:p>
              </text:list-item>
            </text:list>
            <text:p text:style-name="P4">Блок имеет два входа и один выход. На первый вход поступает массив значений аргументов таблично заданных функций размерностью<draw:frame draw:style-name="fr3" draw:name="Object3" text:anchor-type="as-char" svg:width="1.147cm" svg:height="0.621cm" draw:z-index="0"><draw:object xlink:href="./Object 7" xlink:type="simple" xlink:show="embed" xlink:actuate="onLoad"/><draw:image xlink:href="./ObjectReplacements/Object 7" xlink:type="simple" xlink:show="embed" xlink:actuate="onLoad"/></draw:frame>.</text:p>
            <text:p text:style-name="P4">На второй вход поступает массив значений таблично заданных функций размерностью<draw:frame draw:style-name="fr3" draw:name="Object4" text:anchor-type="as-char" svg:width="2.565cm" svg:height="0.68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(таким образом, может одновременно вычисляться интеграл от нескольких функций, заданных в одних и тех же точках по независимому аргументу<draw:frame draw:style-name="fr3" draw:name="Object9" text:anchor-type="as-char" svg:width="0.482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).</text:p>
            <text:p text:style-name="P4">На выход блока поступают значения интеграла от функций. Размерность этого выхода равна<draw:frame draw:style-name="fr3" draw:name="Object8" text:anchor-type="as-char" svg:width="1.087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Text_20_body"><text:span text:style-name="T18">Примеры</text:span> заполнения <text:span text:style-name="T14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5">Числовое</text:span><text:span text:style-name="T14"> задание </text:span><text:span text:style-name="T5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Число точек функции</text:p>
                </table:table-cell>
                <table:table-cell table:style-name="Таблица1.B3" office:value-type="float" office:value="20">
                  <text:p text:style-name="P9">20</text:p>
                </table:table-cell>
              </table:table-row>
              <table:table-row>
                <table:table-cell table:style-name="Таблица1.A3" office:value-type="string">
                  <text:p text:style-name="P8">Число функций</text:p>
                </table:table-cell>
                <table:table-cell table:style-name="Таблица1.B3" office:value-type="float" office:value="2">
                  <text:p text:style-name="P9">2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">Именован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Число точек функции</text:p>
                </table:table-cell>
                <table:table-cell table:style-name="Таблица1.B7" office:value-type="string">
                  <text:p text:style-name="P10">[np]</text:p>
                </table:table-cell>
              </table:table-row>
              <table:table-row>
                <table:table-cell table:style-name="Таблица1.A3" office:value-type="string">
                  <text:p text:style-name="P8">Число функций</text:p>
                </table:table-cell>
                <table:table-cell table:style-name="Таблица1.B7" office:value-type="string">
                  <text:p text:style-name="P10">[nf]</text:p>
                </table:table-cell>
              </table:table-row>
            </table:table>
            <text:p text:style-name="Text_20_body"><text:span text:style-name="T1">Примечани</text:span><text:span text:style-name="T15">я</text:span>:</text:p>
            <text:list xml:id="list1041370446848561632" text:style-name="L2">
              <text:list-item>
                <text:p text:style-name="P12"><text:span text:style-name="T14">Размерность выходного сигнала всегда равна числу функций. Блок </text:span>формирует <text:span text:style-name="T19">скалярный</text:span> выходной сигнал при<draw:frame draw:style-name="fr3" draw:name="Объект3" text:anchor-type="as-char" svg:width="1.579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  </text:list-item>
              <text:list-item>
                <text:p text:style-name="P13"><text:span text:style-name="T14">Именованные</text:span><text:span text:style-name="T8"> свойств</text:span><text:span text:style-name="T14">а</text:span><text:span text:style-name="T8"> </text:span><text:span text:style-name="T14">задаются</text:span><text:span text:style-name="T8"> как </text:span><text:span text:style-name="T16">локальные</text:span><text:span text:style-name="T9"> </text:span><text:span text:style-name="T17">переменные</text:span><text:span text:style-name="T9"> модели (или субмодели) во вкладке </text:span><text:span text:style-name="T12">Параметры</text:span><text:span text:style-name="T9"> или как </text:span><text:span text:style-name="T17">глобальные</text:span><text:span text:style-name="T9"> сигнал</text:span><text:span text:style-name="T17">ы</text:span><text:span text:style-name="T9">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л от табличной функции</dc:title>
    <dc:date>2012-03-30T20:33:10.33</dc:date>
    <meta:generator>OpenOffice_Beta/4.1.0$Win32 OpenOffice.org_project/410m14$Build-9760</meta:generator>
    <meta:editing-duration>PT2H52M55S</meta:editing-duration>
    <meta:editing-cycles>64</meta:editing-cycles>
    <meta:document-statistic meta:table-count="2" meta:image-count="2" meta:object-count="12" meta:page-count="2" meta:paragraph-count="33" meta:word-count="223" meta:character-count="159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sub>
                <mi>x</mi>
                <mi mathvariant="italic">min</mi>
              </msub>
            </mrow>
            <mrow>
              <msub>
                <mi>x</mi>
                <mi mathvariant="italic">max</mi>
              </msub>
            </mrow>
          </munderover>
          <mrow>
            <mi>u</mi>
            <mrow>
              <mo stretchy="false">(</mo>
              <mrow>
                <mi>x</mi>
              </mrow>
              <mo stretchy="false">)</mo>
            </mrow>
          </mrow>
        </mrow>
      </mrow>
      <mi mathvariant="italic">dx</mi>
    </mrow>
    <annotation encoding="StarMath 5.0">y(t) =  int from{x_min} to{x_max} {u(x)}dx 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row>
        <msub>
          <mi>n</mi>
          <mi mathvariant="italic">fun</mi>
        </msub>
        <mo stretchy="false">=</mo>
        <mn>1</mn>
      </mrow>
    </mrow>
    <annotation encoding="StarMath 5.0">n_fun =1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sub>
        <mi>x</mi>
        <mi mathvariant="italic">min</mi>
      </msub>
      <mi>,</mi>
      <mi/>
      <msub>
        <mi>x</mi>
        <mi mathvariant="italic">max</mi>
      </msub>
    </mrow>
    <annotation encoding="StarMath 5.0">x_min,~x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5/content.xml><?xml version="1.0" encoding="utf-8"?>
<math xmlns="http://www.w3.org/1998/Math/MathML">
  <semantics>
    <mrow>
      <mrow>
        <msub>
          <mi>n</mi>
          <mi mathvariant="italic">point</mi>
        </msub>
        <mo stretchy="false">≥</mo>
        <mn>2</mn>
      </mrow>
    </mrow>
    <annotation encoding="StarMath 5.0">n_point &gt;=2</annotation>
  </semantics>
</math>
</file>

<file path=Object 6/content.xml><?xml version="1.0" encoding="utf-8"?>
<math xmlns="http://www.w3.org/1998/Math/MathML">
  <semantics>
    <mrow>
      <mrow>
        <msub>
          <mi>n</mi>
          <mi mathvariant="italic">fun</mi>
        </msub>
        <mo stretchy="false">≥</mo>
        <mn>1</mn>
      </mrow>
    </mrow>
    <annotation encoding="StarMath 5.0">n_fun&gt;=1</annotation>
  </semantics>
</math>
</file>

<file path=Object 7/content.xml><?xml version="1.0" encoding="utf-8"?>
<math xmlns="http://www.w3.org/1998/Math/MathML">
  <semantics>
    <mrow>
      <msub>
        <mi>n</mi>
        <mi mathvariant="italic">point</mi>
      </msub>
    </mrow>
    <annotation encoding="StarMath 5.0">n_point</annotation>
  </semantics>
</math>
</file>

<file path=Object 8/content.xml><?xml version="1.0" encoding="utf-8"?>
<math xmlns="http://www.w3.org/1998/Math/MathML">
  <semantics>
    <mrow>
      <mfenced open="[" close="]">
        <mrow>
          <mrow>
            <msub>
              <mi>n</mi>
              <mi mathvariant="italic">point</mi>
            </msub>
            <mo stretchy="false">×</mo>
            <msub>
              <mi>n</mi>
              <mi mathvariant="italic">fun</mi>
            </msub>
          </mrow>
        </mrow>
      </mfenced>
    </mrow>
    <annotation encoding="StarMath 5.0">left [ n_point times n_fun right ]</annotation>
  </semantics>
</math>
</file>

<file path=Object 9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